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fbe" officeooo:paragraph-rsid="000b0fbe"/>
    </style:style>
    <style:style style:name="P2" style:family="paragraph" style:parent-style-name="Standard">
      <style:text-properties officeooo:rsid="000c95b1" officeooo:paragraph-rsid="000c95b1"/>
    </style:style>
    <style:style style:name="P3" style:family="paragraph" style:parent-style-name="Standard">
      <style:text-properties officeooo:rsid="00116205" officeooo:paragraph-rsid="00116205"/>
    </style:style>
    <style:style style:name="P4" style:family="paragraph" style:parent-style-name="Standard">
      <style:text-properties officeooo:rsid="00116205" officeooo:paragraph-rsid="000a2aa8"/>
    </style:style>
    <style:style style:name="P5" style:family="paragraph" style:parent-style-name="Standard">
      <style:text-properties officeooo:rsid="0012a1a4" officeooo:paragraph-rsid="0012a1a4"/>
    </style:style>
    <style:style style:name="P6" style:family="paragraph" style:parent-style-name="Standard">
      <style:text-properties officeooo:rsid="001316b9" officeooo:paragraph-rsid="001316b9"/>
    </style:style>
    <style:style style:name="P7" style:family="paragraph" style:parent-style-name="Standard">
      <style:text-properties officeooo:rsid="001316b9" officeooo:paragraph-rsid="0014b764"/>
    </style:style>
    <style:style style:name="P8" style:family="paragraph" style:parent-style-name="Standard">
      <style:text-properties officeooo:rsid="0014b764" officeooo:paragraph-rsid="0014b764"/>
    </style:style>
    <style:style style:name="P9" style:family="paragraph" style:parent-style-name="Standard">
      <style:text-properties officeooo:rsid="00169f13" officeooo:paragraph-rsid="00169f13"/>
    </style:style>
    <style:style style:name="P10" style:family="paragraph" style:parent-style-name="Standard">
      <style:text-properties officeooo:rsid="00169f13" officeooo:paragraph-rsid="00178ac4"/>
    </style:style>
    <style:style style:name="P11" style:family="paragraph" style:parent-style-name="Standard">
      <style:text-properties officeooo:rsid="00169f13" officeooo:paragraph-rsid="0019deb4"/>
    </style:style>
    <style:style style:name="P12" style:family="paragraph" style:parent-style-name="Standard">
      <style:text-properties officeooo:rsid="00169f13" officeooo:paragraph-rsid="00231631"/>
    </style:style>
    <style:style style:name="P13" style:family="paragraph" style:parent-style-name="Standard">
      <style:text-properties officeooo:rsid="00178ac4" officeooo:paragraph-rsid="00178ac4"/>
    </style:style>
    <style:style style:name="P14" style:family="paragraph" style:parent-style-name="Standard">
      <style:text-properties officeooo:rsid="001815e1" officeooo:paragraph-rsid="0019deb4"/>
    </style:style>
    <style:style style:name="P15" style:family="paragraph" style:parent-style-name="Standard">
      <style:text-properties officeooo:rsid="00186532" officeooo:paragraph-rsid="00186532"/>
    </style:style>
    <style:style style:name="P16" style:family="paragraph" style:parent-style-name="Standard">
      <style:text-properties officeooo:rsid="00186532" officeooo:paragraph-rsid="0019deb4"/>
    </style:style>
    <style:style style:name="P17" style:family="paragraph" style:parent-style-name="Standard">
      <style:text-properties officeooo:rsid="00186532" officeooo:paragraph-rsid="001b820f"/>
    </style:style>
    <style:style style:name="P18" style:family="paragraph" style:parent-style-name="Standard">
      <style:text-properties officeooo:rsid="0019deb4" officeooo:paragraph-rsid="0019deb4"/>
    </style:style>
    <style:style style:name="P19" style:family="paragraph" style:parent-style-name="Standard">
      <style:text-properties officeooo:rsid="0019deb4" officeooo:paragraph-rsid="001b820f"/>
    </style:style>
    <style:style style:name="P20" style:family="paragraph" style:parent-style-name="Standard">
      <style:text-properties officeooo:rsid="001b820f" officeooo:paragraph-rsid="001b820f"/>
    </style:style>
    <style:style style:name="P21" style:family="paragraph" style:parent-style-name="Standard">
      <style:text-properties officeooo:rsid="001d508e" officeooo:paragraph-rsid="001d508e"/>
    </style:style>
    <style:style style:name="P22" style:family="paragraph" style:parent-style-name="Standard">
      <style:text-properties officeooo:rsid="001d508e" officeooo:paragraph-rsid="00231631"/>
    </style:style>
    <style:style style:name="P23" style:family="paragraph" style:parent-style-name="Standard">
      <style:text-properties officeooo:rsid="001e3936" officeooo:paragraph-rsid="001e3936"/>
    </style:style>
    <style:style style:name="P24" style:family="paragraph" style:parent-style-name="Standard">
      <style:text-properties fo:font-weight="bold" officeooo:rsid="00178ac4" officeooo:paragraph-rsid="00178ac4" style:font-weight-asian="bold" style:font-weight-complex="bold"/>
    </style:style>
    <style:style style:name="P25" style:family="paragraph" style:parent-style-name="Standard">
      <style:text-properties fo:font-weight="bold" officeooo:rsid="0012a1a4" officeooo:paragraph-rsid="0012a1a4" style:font-weight-asian="bold" style:font-weight-complex="bold"/>
    </style:style>
    <style:style style:name="P26" style:family="paragraph" style:parent-style-name="Standard">
      <style:text-properties fo:font-weight="bold" officeooo:rsid="001f30e8" officeooo:paragraph-rsid="001f30e8" style:font-weight-asian="bold" style:font-weight-complex="bold"/>
    </style:style>
    <style:style style:name="P27" style:family="paragraph" style:parent-style-name="Standard">
      <style:text-properties fo:font-weight="bold" officeooo:rsid="00297237" officeooo:paragraph-rsid="00297237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officeooo:rsid="001316b9" officeooo:paragraph-rsid="0014b764"/>
    </style:style>
    <style:style style:name="P29" style:family="paragraph" style:parent-style-name="Standard">
      <style:text-properties style:text-underline-style="solid" style:text-underline-width="auto" style:text-underline-color="font-color" officeooo:rsid="001b820f" officeooo:paragraph-rsid="001b820f"/>
    </style:style>
    <style:style style:name="P30" style:family="paragraph" style:parent-style-name="Standard">
      <style:text-properties style:text-underline-style="solid" style:text-underline-width="auto" style:text-underline-color="font-color" officeooo:rsid="001d508e" officeooo:paragraph-rsid="001d508e"/>
    </style:style>
    <style:style style:name="P31" style:family="paragraph" style:parent-style-name="Standard">
      <style:text-properties style:text-underline-style="solid" style:text-underline-width="auto" style:text-underline-color="font-color" officeooo:rsid="0020598e" officeooo:paragraph-rsid="0020598e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297237" officeooo:paragraph-rsid="00297237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officeooo:rsid="00231631" officeooo:paragraph-rsid="00231631"/>
    </style:style>
    <style:style style:name="P34" style:family="paragraph" style:parent-style-name="Standard">
      <style:text-properties style:text-underline-style="solid" style:text-underline-width="auto" style:text-underline-color="font-color" officeooo:rsid="0024dccc" officeooo:paragraph-rsid="0024dccc"/>
    </style:style>
    <style:style style:name="P35" style:family="paragraph" style:parent-style-name="Standard">
      <style:text-properties style:text-underline-style="solid" style:text-underline-width="auto" style:text-underline-color="font-color" officeooo:rsid="0025518f" officeooo:paragraph-rsid="0025518f"/>
    </style:style>
    <style:style style:name="P36" style:family="paragraph" style:parent-style-name="Standard">
      <style:text-properties officeooo:rsid="001f30e8" officeooo:paragraph-rsid="001f30e8"/>
    </style:style>
    <style:style style:name="P37" style:family="paragraph" style:parent-style-name="Standard">
      <style:text-properties style:text-underline-style="none" fo:font-weight="normal" officeooo:rsid="0020598e" officeooo:paragraph-rsid="0020598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1b631" officeooo:paragraph-rsid="0021b631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1b631" officeooo:paragraph-rsid="00231631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297237" officeooo:paragraph-rsid="00297237" style:font-weight-asian="normal" style:font-weight-complex="normal"/>
    </style:style>
    <style:style style:name="P41" style:family="paragraph" style:parent-style-name="Standard">
      <style:text-properties style:text-underline-style="none" officeooo:rsid="00231631" officeooo:paragraph-rsid="00231631"/>
    </style:style>
    <style:style style:name="P42" style:family="paragraph" style:parent-style-name="Standard">
      <style:text-properties style:text-underline-style="none" officeooo:rsid="0024dccc" officeooo:paragraph-rsid="0024dccc"/>
    </style:style>
    <style:style style:name="P43" style:family="paragraph" style:parent-style-name="Standard">
      <style:text-properties style:text-underline-style="none" officeooo:rsid="0024dccc" officeooo:paragraph-rsid="00251597"/>
    </style:style>
    <style:style style:name="P44" style:family="paragraph" style:parent-style-name="Standard">
      <style:text-properties style:text-underline-style="none" officeooo:rsid="0021b631" officeooo:paragraph-rsid="0024dccc"/>
    </style:style>
    <style:style style:name="P45" style:family="paragraph" style:parent-style-name="Standard">
      <style:text-properties style:text-underline-style="none" officeooo:rsid="00251597" officeooo:paragraph-rsid="00251597"/>
    </style:style>
    <style:style style:name="P46" style:family="paragraph" style:parent-style-name="Standard">
      <style:text-properties officeooo:rsid="0021b631" officeooo:paragraph-rsid="0021b631"/>
    </style:style>
    <style:style style:name="P47" style:family="paragraph" style:parent-style-name="Standard">
      <style:text-properties officeooo:rsid="0021b631" officeooo:paragraph-rsid="00231631"/>
    </style:style>
    <style:style style:name="P48" style:family="paragraph" style:parent-style-name="Standard">
      <style:text-properties officeooo:rsid="0021b631" officeooo:paragraph-rsid="0024dccc"/>
    </style:style>
    <style:style style:name="P49" style:family="paragraph" style:parent-style-name="Standard">
      <style:text-properties officeooo:rsid="00231631" officeooo:paragraph-rsid="00231631"/>
    </style:style>
    <style:style style:name="P50" style:family="paragraph" style:parent-style-name="Standard">
      <style:text-properties officeooo:rsid="0024dccc" officeooo:paragraph-rsid="0024dccc"/>
    </style:style>
    <style:style style:name="P51" style:family="paragraph" style:parent-style-name="Standard">
      <style:text-properties fo:font-weight="normal" officeooo:rsid="00297237" officeooo:paragraph-rsid="00297237" style:font-weight-asian="normal" style:font-weight-complex="normal"/>
    </style:style>
    <style:style style:name="P52" style:family="paragraph" style:parent-style-name="Standard">
      <style:text-properties fo:font-weight="normal" officeooo:rsid="002a7d07" officeooo:paragraph-rsid="002a7d07" style:font-weight-asian="normal" style:font-weight-complex="normal"/>
    </style:style>
    <style:style style:name="P53" style:family="paragraph" style:parent-style-name="Standard">
      <style:text-properties fo:font-weight="bold" officeooo:rsid="0012a1a4" officeooo:paragraph-rsid="000c95b1" style:font-weight-asian="bold" style:font-weight-complex="bold"/>
    </style:style>
    <style:style style:name="P54" style:family="paragraph" style:parent-style-name="Standard">
      <style:text-properties officeooo:rsid="0019deb4" officeooo:paragraph-rsid="0019deb4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20598e" officeooo:paragraph-rsid="0020598e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normal" officeooo:rsid="002d77a2" officeooo:paragraph-rsid="002d77a2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normal" officeooo:rsid="002ea1d5" officeooo:paragraph-rsid="002ea1d5" style:font-weight-asian="normal" style:font-weight-complex="normal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2ec32c" officeooo:paragraph-rsid="002ec32c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297237" officeooo:paragraph-rsid="00297237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c904f" officeooo:paragraph-rsid="002c904f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2d77a2" officeooo:paragraph-rsid="002d77a2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24dccc" officeooo:paragraph-rsid="002d77a2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24dccc" officeooo:paragraph-rsid="002ea1d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2ea1d5" officeooo:paragraph-rsid="002ea1d5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2ea1d5" officeooo:paragraph-rsid="002ec32c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2ea1d5" officeooo:paragraph-rsid="0030a8ba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2ec32c" officeooo:paragraph-rsid="002ec32c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2ec32c" officeooo:paragraph-rsid="0030a8ba" style:font-weight-asian="normal" style:font-weight-complex="normal"/>
    </style:style>
    <style:style style:name="P69" style:family="paragraph" style:parent-style-name="Standard">
      <style:text-properties officeooo:rsid="001d508e" officeooo:paragraph-rsid="0025518f"/>
    </style:style>
    <style:style style:name="T1" style:family="text">
      <style:text-properties officeooo:rsid="0014b764"/>
    </style:style>
    <style:style style:name="T2" style:family="text">
      <style:text-properties officeooo:rsid="00169f13"/>
    </style:style>
    <style:style style:name="T3" style:family="text">
      <style:text-properties officeooo:rsid="00178ac4"/>
    </style:style>
    <style:style style:name="T4" style:family="text">
      <style:text-properties officeooo:rsid="00186532"/>
    </style:style>
    <style:style style:name="T5" style:family="text">
      <style:text-properties officeooo:rsid="0019deb4"/>
    </style:style>
    <style:style style:name="T6" style:family="text">
      <style:text-properties officeooo:rsid="001b820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1b631"/>
    </style:style>
    <style:style style:name="T11" style:family="text">
      <style:text-properties officeooo:rsid="00231631"/>
    </style:style>
    <style:style style:name="T12" style:family="text">
      <style:text-properties officeooo:rsid="0024dccc"/>
    </style:style>
    <style:style style:name="T13" style:family="text">
      <style:text-properties officeooo:rsid="002a7d07"/>
    </style:style>
    <style:style style:name="T14" style:family="text">
      <style:text-properties officeooo:rsid="002c904f"/>
    </style:style>
    <style:style style:name="T15" style:family="text">
      <style:text-properties officeooo:rsid="002d77a2"/>
    </style:style>
    <style:style style:name="T16" style:family="text">
      <style:text-properties style:text-underline-style="none"/>
    </style:style>
    <style:style style:name="T17" style:family="text">
      <style:text-properties officeooo:rsid="002ec32c"/>
    </style:style>
    <style:style style:name="T18" style:family="text">
      <style:text-properties officeooo:rsid="0030a8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/>
      <text:p text:style-name="P1"/>
      <text:p text:style-name="P53">Tests</text:p>
      <text:p text:style-name="P2"/>
      <text:p text:style-name="P23">Banditcpp est un framework qui vise a améliorer notre expérience lors de la création de test unitaires pour notre application.</text:p>
      <text:p text:style-name="P23">Ce framework est disponible gratuitement sur GitHub. </text:p>
      <text:p text:style-name="P23">Pour le faire fonctionner au sein du projet, il faut placer le dossier bandit a la racine de celui ci.</text:p>
      <text:p text:style-name="P23">Il faut aussi savoir qu’il est dépendant d’un autre framework : « snow …. » (trou de memoire).</text:p>
      <text:p text:style-name="P23"/>
      <text:p text:style-name="P23">L’utilisation de ce Framework nous a été conseillé par notre client.</text:p>
      <text:p text:style-name="P23">Bien que nous ne connaissions pas son fonctionnement, celui-ci est simple a comprendre est facile d’utilisation.</text:p>
      <text:p text:style-name="P2"/>
      <text:p text:style-name="P2"/>
      <text:p text:style-name="P25">Classe stationfilter</text:p>
      <text:p text:style-name="P5"/>
      <text:p text:style-name="P5">Pour tester la classe, on peut commencer par définir son comportement au sein de l’application.</text:p>
      <text:p text:style-name="P18">A son instanciation (lors de sa construction), elle recoit en parametre StationFilterParams, qui permet de régler les bornes.</text:p>
      <text:p text:style-name="P5">La fonction « filter » reçoit un « Qvector » <text:span text:style-name="T3">de</text:span> stations pour lesquelles elle filtre l’attribut « tripsflow » en fonction des paramètres que nous avons préalablement réglé. <text:span text:style-name="T3">Elle renvoie ensuite un QVector des stations apres l’appliquage du filtre.</text:span></text:p>
      <text:p text:style-name="P5">Ses paramètres nous permettent de régler un minimum et un maximum. </text:p>
      <text:p text:style-name="P7">Pour tester cette fonction, nous avons testé si les bornes étaient bien réglés. Pour cela nous avons crée <text:span text:style-name="T1">des</text:span> stations, pour lesquelles nous initialisons la variable « tripsflow ». </text:p>
      <text:p text:style-name="P28"/>
      <text:p text:style-name="P29">TRIPS FLOW MIN : </text:p>
      <text:p text:style-name="P6"/>
      <text:p text:style-name="P6"><text:span text:style-name="T1">Pour</text:span> tester la borne minimum de cette fonction, <text:span text:style-name="T1">on initialise la variable minTripsFlow de StationFilterParams a 51.</text:span></text:p>
      <text:p text:style-name="P8">Nous initialisons deux stations avec une variable tripsflow a 5<text:span text:style-name="T2">1</text:span> <text:span text:style-name="T2">(pour la stations 1)</text:span> et l’autre a 5<text:span text:style-name="T2">0 (station 2)</text:span>.</text:p>
      <text:p text:style-name="P9">Pour la réussite du test, il faut que la station 1 soit acceptée (51 est supérieur ou égal a 51 …) tandis que la station 2 doit être refusée (50 inférieur a 51).</text:p>
      <text:p text:style-name="P9"/>
      <text:p text:style-name="P9">(test validé)</text:p>
      <text:p text:style-name="P9"/>
      <text:p text:style-name="P29">TRIPS FLOW MAX :</text:p>
      <text:p text:style-name="P9"/>
      <text:p text:style-name="P9">Le second test suit la même démarche appliquée au maximum. On initialise maxTripsFlow a 90, puis on initialise les valeurs de tripsflow pour deux stations (station 3 : 90, station 4 : 91). </text:p>
      <text:p text:style-name="P9">Pour la réussite du test, il faut que la station 3 soit acceptée (90 inférieur ou égale a 90) mais pas la station 4 <text:s/>(91 <text:span text:style-name="T3">supérieur</text:span> a 90)</text:p>
      <text:p text:style-name="P9"/>
      <text:p text:style-name="P10">(test validé)</text:p>
      <text:p text:style-name="P10"/>
      <text:p text:style-name="P29"><text:soft-page-break/>TRIPS FLOW INVERT MIN AND MAX :</text:p>
      <text:p text:style-name="P9"/>
      <text:p text:style-name="P13">Le troisième test consiste a observer le comportement de la fonction lorsqu’on inverse les paramètres.</text:p>
      <text:p text:style-name="P13">Nous initialisons donc minTripsFlow a 90 (valeur supérieur) et maxTripsFlow a 60 (valeur inférieur).</text:p>
      <text:p text:style-name="P13">Nous testons cette nouvelle disposition sur les instances de classe 3 et 4.</text:p>
      <text:p text:style-name="P13">Pour la réussite du test, aucune station ne doit être renvoyé par ce filtre.</text:p>
      <text:p text:style-name="P13"/>
      <text:p text:style-name="P13"/>
      <text:p text:style-name="P10">(test validé)</text:p>
      <text:p text:style-name="P10"/>
      <text:p text:style-name="P10"/>
      <text:p text:style-name="P10"/>
      <text:p text:style-name="P10"/>
      <text:p text:style-name="P24">tripSelector</text:p>
      <text:p text:style-name="P13"/>
      <text:p text:style-name="P13"/>
      <text:p text:style-name="P29">HOUR MIN :</text:p>
      <text:p text:style-name="P20"/>
      <text:p text:style-name="P14">Cette classe, <text:span text:style-name="T5">a sa construction,</text:span> <text:span text:style-name="T4"><text:s/>prend en paramètre une instance de la classe TripsSelectionParams, qui permet de régler les bornes.</text:span></text:p>
      <text:p text:style-name="P14"><text:span text:style-name="T5">Sa fonction selectfrom</text:span> recoit un Qvector de « Trip » <text:span text:style-name="T4">pour lequelle elle filtre la periode (en heure). Elle vérifie aussi si elle connaît bien une station parmis les stations de départ ou d’arrivée des trips. <text:s/>et elle renvoie un Vector » des trips filtrées.</text:span></text:p>
      <text:p text:style-name="P15">Pour tester cette fonction, nous allons créer plusieurs trip pour lesquelles nous allons initialiser quatres paramètres : </text:p>
      <text:p text:style-name="P15"><text:tab/>- startDateTime : Date de départ (En heure)</text:p>
      <text:p text:style-name="P15"><text:tab/>- endDateTime : Date d’arrivée (En heure)</text:p>
      <text:p text:style-name="P15"><text:tab/>- startStationId : Id de la station de départ</text:p>
      <text:p text:style-name="P15"><text:tab/>- endStationId : Id de la station d’arrivée</text:p>
      <text:p text:style-name="P15"/>
      <text:p text:style-name="P15">Nous allons la aussi vérifier le bon fonctionnement des bornes en testant le minimum et le maximum, l’inversion des deux, et la validation de la station.</text:p>
      <text:p text:style-name="P15"/>
      <text:p text:style-name="P16">Pour le premier test, nous allons tester la borne minimale <text:span text:style-name="T5">en créant deux trips différents. Nous modifions donc les paramètres cité au dessus. Voici l’initialisation des deux classes t1 (trip 1) <text:s/>et t2 (trip 2).</text:span></text:p>
      <text:p text:style-name="P18">t1 : <text:s/></text:p>
      <text:p text:style-name="P15"><text:tab/><text:span text:style-name="T5">startdatetime : 05 / 05 / 2016 ; 13h50</text:span></text:p>
      <text:p text:style-name="P15"><text:tab/><text:span text:style-name="T5">enddatetime : 05 / 05 / 2016 ; 14h30</text:span></text:p>
      <text:p text:style-name="P15"><text:tab/><text:span text:style-name="T5">startstationid : 1</text:span></text:p>
      <text:p text:style-name="P15"><text:tab/><text:span text:style-name="T5">endstationid: 1</text:span></text:p>
      <text:p text:style-name="P15"/>
      <text:p text:style-name="P18">t2 : <text:s/></text:p>
      <text:p text:style-name="P16"><text:tab/><text:span text:style-name="T5">startdatetime : 05 / 05 / 2016 ; 14h00</text:span></text:p>
      <text:p text:style-name="P16"><text:tab/><text:span text:style-name="T5">enddatetime : 05 / 05 / 2016 ; 14h01</text:span></text:p>
      <text:p text:style-name="P16"><text:tab/><text:span text:style-name="T5">startstationid : 1</text:span></text:p>
      <text:p text:style-name="P16"><text:tab/><text:span text:style-name="T5">endstationid: 1</text:span></text:p>
      <text:p text:style-name="P5"><text:s/></text:p>
      <text:p text:style-name="P18"><text:soft-page-break/>nous initialisons la fonction avec params.fromhour = 14 et params.tohour = 15. Ainsi, le premier trajet, commencant a 13h50, ne doit pas etre accepté par le filtre, tandis que le deuxième doit l’être. </text:p>
      <text:p text:style-name="P2"/>
      <text:p text:style-name="P11">(test validé)</text:p>
      <text:p text:style-name="P18"/>
      <text:p text:style-name="P18"/>
      <text:p text:style-name="P20"><text:span text:style-name="T9">HOUR MAX :</text:span><text:line-break/><text:line-break/>En partant du même principe, nous allons tester la borne maximale.</text:p>
      <text:p text:style-name="P20">t3 :</text:p>
      <text:p text:style-name="P17"><text:tab/><text:span text:style-name="T5">startdatetime : 21 / 04 / 2016 ; 15h40</text:span></text:p>
      <text:p text:style-name="P17"><text:tab/><text:span text:style-name="T5">enddatetime : 21 / 04 / 2016 ; 16h00</text:span></text:p>
      <text:p text:style-name="P17"><text:tab/><text:span text:style-name="T5">startstationid : 1</text:span></text:p>
      <text:p text:style-name="P17"><text:tab/><text:span text:style-name="T5">endstationid: 1</text:span></text:p>
      <text:p text:style-name="P17"/>
      <text:p text:style-name="P20">t4 : </text:p>
      <text:p text:style-name="P17"><text:tab/><text:span text:style-name="T5">startdatetime : 21 / 04 / 2016 ; 15h40</text:span></text:p>
      <text:p text:style-name="P17"><text:tab/><text:span text:style-name="T5">enddatetime : 21 / 04 / 2016 ; 16h50</text:span></text:p>
      <text:p text:style-name="P17"><text:tab/><text:span text:style-name="T5">startstationid : 1</text:span></text:p>
      <text:p text:style-name="P17"><text:tab/><text:span text:style-name="T5">endstationid: 1</text:span></text:p>
      <text:p text:style-name="P17"/>
      <text:p text:style-name="P19">nous initialisons la fonction avec params.fromhour = <text:span text:style-name="T6">15</text:span> et params.tohour = <text:span text:style-name="T6">16</text:span>. Ainsi, le premier trajet, <text:span text:style-name="T6">finissant</text:span> a 1<text:span text:style-name="T6">6h00</text:span>, <text:s/>doit etre accepté par le filtre, tandis que le deuxième <text:span text:style-name="T6">de doit pas </text:span>l’être <text:span text:style-name="T6">(16h50 &gt; 16h00)</text:span>. </text:p>
      <text:p text:style-name="P17"/>
      <text:p text:style-name="P20">Dans un premier temps, ce test a échoué ; en effet nous comparions seulement les heures (sans prendre en compte les minutes) ce qui ne gérait pas ce type de cas. <text:span text:style-name="T7">L’application a été mise a jour pour corriger ce problème. </text:span><text:span text:style-name="T8">(a vérifier)</text:span></text:p>
      <text:p text:style-name="P18"/>
      <text:p text:style-name="P30">STATION VERIFICATION :</text:p>
      <text:p text:style-name="P21"/>
      <text:p text:style-name="P21"/>
      <text:p text:style-name="P21"/>
      <text:p text:style-name="P26">classe tripsfilter :</text:p>
      <text:p text:style-name="P36"/>
      <text:p text:style-name="P36">Cette classe vise a filtrer les trips. Lors de sa construction, elle prend en paramètre une instance de la classe TripsFilterParams, qui permet de modifier plusieurs paramètres pour gérer les filtres :</text:p>
      <text:p text:style-name="P36"><text:tab/>- minDistance : distance minimale du trajet</text:p>
      <text:p text:style-name="P36"><text:tab/>- maxDistance : distance maximale du trajet</text:p>
      <text:p text:style-name="P36"><text:tab/>- minDurration : durée minimale du trajet</text:p>
      <text:p text:style-name="P36"><text:tab/>- maxDuration : durée maximale du trajet</text:p>
      <text:p text:style-name="P36"><text:tab/>- fromPeriod : date de départ</text:p>
      <text:p text:style-name="P36"><text:tab/>- toPeriod : date d’arrivée</text:p>
      <text:p text:style-name="P36"/>
      <text:p text:style-name="P36">La fonction « filter » vise a appliquer les filtres a un ensemble de trajets (Qvector de trip). Elle renvoit un ensemble de trajet filtrés.</text:p>
      <text:p text:style-name="P36"><text:s/></text:p>
      <text:p text:style-name="P36"/>
      <text:p text:style-name="P31">DISTANCE MIN </text:p>
      <text:p text:style-name="P55"><text:soft-page-break/></text:p>
      <text:p text:style-name="P37">Nous créons deux trajets t1 et t2 pour lesquels on définit les paramètres suivant : <text:span text:style-name="T10">(le paramètre important est distance, le reste sera compris dans les filtres)</text:span></text:p>
      <text:p text:style-name="P37"/>
      <text:p text:style-name="P38">t1 :</text:p>
      <text:p text:style-name="P38"><text:tab/>- id : 1</text:p>
      <text:p text:style-name="P38"><text:tab/>- distance : 19</text:p>
      <text:p text:style-name="P38"><text:tab/>- duration : 400</text:p>
      <text:p text:style-name="P38"><text:tab/>- startDateTime : 07/07/2016</text:p>
      <text:p text:style-name="P38"><text:tab/>- endDateTime : 07/07/2016</text:p>
      <text:p text:style-name="P38"/>
      <text:p text:style-name="P38">t2 :</text:p>
      <text:p text:style-name="P38"><text:tab/>- id : 2</text:p>
      <text:p text:style-name="P38"><text:tab/>- distance : 20</text:p>
      <text:p text:style-name="P38"><text:tab/>- duration : 400</text:p>
      <text:p text:style-name="P38"><text:tab/>- startDateTime : 07/07/2016</text:p>
      <text:p text:style-name="P38"><text:tab/>- endDateTime : 07/07/2016<text:tab/></text:p>
      <text:p text:style-name="P21"/>
      <text:p text:style-name="P46">On définit ensuite les paramètres du filtre, le but est de tester le <text:span text:style-name="T11">paramètre</text:span> minDistance.</text:p>
      <text:p text:style-name="P46"/>
      <text:p text:style-name="P46"><text:tab/>- minDitance : 20</text:p>
      <text:p text:style-name="P46"><text:tab/>- maxDistance : 100</text:p>
      <text:p text:style-name="P49"><text:tab/>- minDuration : 0</text:p>
      <text:p text:style-name="P49"><text:tab/>- maxDuration : 20000</text:p>
      <text:p text:style-name="P49"><text:tab/>- fromPeriod : 01/01/2016</text:p>
      <text:p text:style-name="P49"><text:tab/>- toPeriod : 30/12/2016</text:p>
      <text:p text:style-name="P49"/>
      <text:p text:style-name="P49">Pour la réussite du test, il faut que le trajet 1 (t1) soit refusé, tandis que t2 doit etre accepté.</text:p>
      <text:p text:style-name="P49"><text:s/></text:p>
      <text:p text:style-name="P12">(test validé)</text:p>
      <text:p text:style-name="P12"/>
      <text:p text:style-name="P33">DISTANCE MAX</text:p>
      <text:p text:style-name="P41"/>
      <text:p text:style-name="P39">t1 :</text:p>
      <text:p text:style-name="P39"><text:tab/>- id : 1</text:p>
      <text:p text:style-name="P39"><text:tab/>- distance : <text:span text:style-name="T11">180</text:span></text:p>
      <text:p text:style-name="P39"><text:tab/>- duration : 400</text:p>
      <text:p text:style-name="P39"><text:tab/>- startDateTime : 07/07/2016</text:p>
      <text:p text:style-name="P39"><text:tab/>- endDateTime : 07/07/2016</text:p>
      <text:p text:style-name="P21"/>
      <text:p text:style-name="P39">t2 :</text:p>
      <text:p text:style-name="P39"><text:tab/>- id : 2</text:p>
      <text:p text:style-name="P39"><text:tab/>- distance : <text:span text:style-name="T11">181</text:span></text:p>
      <text:p text:style-name="P39"><text:tab/>- duration : 400</text:p>
      <text:p text:style-name="P39"><text:tab/>- startDateTime : 07/07/2016</text:p>
      <text:p text:style-name="P39"><text:tab/>- endDateTime : 07/07/2016</text:p>
      <text:p text:style-name="P21"/>
      <text:p text:style-name="P22"/>
      <text:p text:style-name="P47">On définit ensuite les paramètres du filtre, le but est de tester le <text:span text:style-name="T11">paramètre</text:span> m<text:span text:style-name="T12">ax</text:span>Distance.</text:p>
      <text:p text:style-name="P47"><text:soft-page-break/><text:tab/>- minDitance : 20</text:p>
      <text:p text:style-name="P47"><text:tab/>- maxDistance : <text:span text:style-name="T12">180</text:span></text:p>
      <text:p text:style-name="P49"><text:tab/>- minDuration : 0</text:p>
      <text:p text:style-name="P49"><text:tab/>- maxDuration : 20000</text:p>
      <text:p text:style-name="P49"><text:tab/>- fromPeriod : 01/01/2016</text:p>
      <text:p text:style-name="P49"><text:tab/>- toPeriod : 30/12/2016</text:p>
      <text:p text:style-name="P21"/>
      <text:p text:style-name="P50">Le trajet t3 doit etre accepté tandis que t4 ne doit pas l’être.</text:p>
      <text:p text:style-name="P50"/>
      <text:p text:style-name="P50"><text:s/><text:span text:style-name="T2">(test validé)</text:span></text:p>
      <text:p text:style-name="P50"/>
      <text:p text:style-name="P34">INVERT DISTANCE MIN AND MAX </text:p>
      <text:p text:style-name="P34"/>
      <text:p text:style-name="P42">On garde les meme trajets et le meme filtre, la seule différence est que l’on inverse les valeurs du maximum et du minimum :</text:p>
      <text:p text:style-name="P48"><text:tab/>- minDitance : 20<text:tab/></text:p>
      <text:p text:style-name="P44"><text:tab/>- maxDistance : <text:span text:style-name="T12">180</text:span></text:p>
      <text:p text:style-name="P44"/>
      <text:p text:style-name="P45">Il faut qu’aucun trajet ne soit accepté.</text:p>
      <text:p text:style-name="P45"/>
      <text:p text:style-name="P43"><text:s/><text:span text:style-name="T2">(test validé)</text:span></text:p>
      <text:p text:style-name="P42"/>
      <text:p text:style-name="P35">DURATION MIN</text:p>
      <text:p text:style-name="P69"/>
      <text:p text:style-name="P21"/>
      <text:p text:style-name="P27">Classe station sorter</text:p>
      <text:p text:style-name="P27"/>
      <text:p text:style-name="P51">Cette classe permet de trier <text:span text:style-name="T14">dans l’ordre décroissant </text:span>les stations données en fonction de plusieurs éléments.</text:p>
      <text:p text:style-name="P51">Voici les différents <text:span text:style-name="T13">forme de tri possible :</text:span></text:p>
      <text:p text:style-name="P51"><text:tab/>- <text:span text:style-name="T13">arrivals : nombre de trajets arrivants</text:span></text:p>
      <text:p text:style-name="P51"><text:tab/>- <text:span text:style-name="T13">cycles : nombre de stations cycliques</text:span></text:p>
      <text:p text:style-name="P51"><text:tab/>- <text:span text:style-name="T13">departures : nombre de trajets sortants</text:span></text:p>
      <text:p text:style-name="P51"><text:tab/>- <text:span text:style-name="T13">distance : distance moyenne des trajets</text:span></text:p>
      <text:p text:style-name="P51"><text:tab/>- <text:span text:style-name="T13">duration : durée moyenne des trajets</text:span></text:p>
      <text:p text:style-name="P51"/>
      <text:p text:style-name="P52">Pour les tester, nous allons créer 3 stations différentes pour lesquelles nous allons </text:p>
      <text:p text:style-name="P27"/>
      <text:p text:style-name="P32">ARRIVALS</text:p>
      <text:p text:style-name="P40"/>
      <text:p text:style-name="P60">On initialise plusieurs stations (s1, …, sn) :</text:p>
      <text:p text:style-name="P60">On crée plusieurs trajets pour les mettre en trajets « arrivants » (3 pour s1, 5 pour s2 et 7 pour s3).</text:p>
      <text:p text:style-name="P61">Le résultat a obtenir est, dans l’ordre : s3, s2, s1 (car s3 &gt; s2 &gt; s1).</text:p>
      <text:p text:style-name="P61"/>
      <text:p text:style-name="P62"><text:s/><text:span text:style-name="T2">(test validé)</text:span></text:p>
      <text:p text:style-name="P62"/>
      <text:p text:style-name="P56">CYCLES :</text:p>
      <text:p text:style-name="P56"><text:span text:style-name="T16"/></text:p>
      <text:p text:style-name="P56"><text:soft-page-break/><text:span text:style-name="T16">Pour les mêmes stations, nous créons des trajets que nous allons définir en temps que trajets « cycliques » (5 pour s1, 7 pour s2, 2 pour s3).</text:span></text:p>
      <text:p text:style-name="P61"><text:span text:style-name="T16">Le résultat a obtenir est, dans l’ordre : s</text:span>2<text:span text:style-name="T16">, s</text:span>1<text:span text:style-name="T16">, s</text:span>3<text:span text:style-name="T16"> (car s</text:span>2<text:span text:style-name="T16"> &gt; s</text:span>1 <text:span text:style-name="T16">&gt; s</text:span>3<text:span text:style-name="T16">).</text:span></text:p>
      <text:p text:style-name="P61"><text:s/></text:p>
      <text:p text:style-name="P63"><text:s/><text:span text:style-name="T2">(test validé)</text:span></text:p>
      <text:p text:style-name="P63"/>
      <text:p text:style-name="P57">DEPARTURES :</text:p>
      <text:p text:style-name="P64"/>
      <text:p text:style-name="P65">Même démarche, nous allons crée des trajets que nous allons définir en trajets « sortants » <text:span text:style-name="T17">(7 pour s1, 5 pour s2 et 2 pour s3)</text:span>.</text:p>
      <text:p text:style-name="P65"><text:span text:style-name="T15">Le résultat a obtenir est, dans l’ordre : s1, s2, s3 (car s1 &gt; s2 &gt; s3).</text:span></text:p>
      <text:p text:style-name="P64"/>
      <text:p text:style-name="P58">DISTANCE :</text:p>
      <text:p text:style-name="P58"/>
      <text:p text:style-name="P67">Nous avons juste a modifier la valeur de la variable avgTripDistance (10 pour s1, 30 pour s2 et <text:span text:style-name="T18">0</text:span> pour s3). </text:p>
      <text:p text:style-name="P65"><text:span text:style-name="T15">Le résultat a obtenir est, dans l’ordre : s2, s1, s3 (car s2 &gt; s1 &gt; s3).</text:span></text:p>
      <text:p text:style-name="P65"/>
      <text:p text:style-name="P58">DURATION :</text:p>
      <text:p text:style-name="P67"/>
      <text:p text:style-name="P68">Nous avons modifi<text:span text:style-name="T18">é</text:span> la valeur de la variable <text:span text:style-name="T18">avgTripDuration</text:span> (10 pour s1, 30 pour s2 et 50 pour s3). </text:p>
      <text:p text:style-name="P66"><text:span text:style-name="T15">Le résultat a obtenir est, dans l’ordre : s3, s2, s1 (car s3 &gt; s2 &gt; s1).</text:span></text:p>
      <text:p text:style-name="P40"/>
      <text:p text:style-name="P40"/>
      <text:p text:style-name="P2"/>
      <text:p text:style-name="P18">( DOIT ON TESTER LES SET? )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11:34.183542656</meta:creation-date>
    <dc:date>2017-03-29T23:47:15.203821185</dc:date>
    <meta:editing-duration>PT1H3M41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6" meta:paragraph-count="158" meta:word-count="1511" meta:character-count="8398" meta:non-whitespace-character-count="6942"/>
  </office:meta>
</office:document-meta>
</file>